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2.864cm" table:align="left"/>
    </style:style>
    <style:style style:name="Tabla1.A" style:family="table-column">
      <style:table-column-properties style:column-width="2.946cm"/>
    </style:style>
    <style:style style:name="Tabla1.B" style:family="table-column">
      <style:table-column-properties style:column-width="9.918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Vamos a explicar esto de los <text:span text:style-name="Strong_20_Emphasis">tipos reales</text:span> y <text:span text:style-name="Strong_20_Emphasis">tipos declarados</text:span> como si estuviéramos en una clase bien clara, con mate y pizarrón virtual.</text:p>
      <text:p text:style-name="Horizontal_20_Line"/>
      <text:h text:style-name="Heading_20_2" text:outline-level="2">🧠 ¿Qué son los tipos <text:span text:style-name="Strong_20_Emphasis">declarados</text:span> y <text:span text:style-name="Strong_20_Emphasis">reales</text:span> en Python?</text:h>
      <text:p text:style-name="Text_20_body">Aunque Python no te <text:span text:style-name="Emphasis">obliga</text:span> a declarar tipos, cuando usás <text:span text:style-name="Strong_20_Emphasis">herencia</text:span> y <text:span text:style-name="Strong_20_Emphasis">anotaciones de tipo</text:span>, te puede surgir esta duda:</text:p>
      <text:p text:style-name="Quotations">“¿Qué tipo es este objeto? ¿El que declaré o el que realmente es?”</text:p>
      <text:p text:style-name="Horizontal_20_Line"/>
      <text:h text:style-name="Heading_20_3" text:outline-level="3">⚙️ Tipo <text:span text:style-name="Strong_20_Emphasis">declarado</text:span> (declared type)</text:h>
      <text:p text:style-name="Text_20_body">Es el tipo que vos <text:span text:style-name="Emphasis">decís</text:span> que tiene una variable o parámetro.</text:p>
      <text:p text:style-name="Preformatted_20_Text"><text:span text:style-name="Source_20_Text">def hacer_sonido(animal: Animal):</text:span></text:p>
      <text:p text:style-name="P1"><text:span text:style-name="Source_20_Text"><text:s text:c="4"/>animal.hablar()</text:span></text:p>
      <text:p text:style-name="Text_20_body">🟢 Acá el <text:span text:style-name="Strong_20_Emphasis">tipo declarado</text:span> de <text:span text:style-name="Source_20_Text">animal</text:span> es <text:span text:style-name="Source_20_Text">Animal</text:span>.</text:p>
      <text:p text:style-name="Horizontal_20_Line"/>
      <text:h text:style-name="Heading_20_3" text:outline-level="3">🔍 Tipo <text:span text:style-name="Strong_20_Emphasis">real</text:span> (real type o runtime type)</text:h>
      <text:p text:style-name="Text_20_body">Es el tipo del <text:span text:style-name="Strong_20_Emphasis">objeto real</text:span> que tiene esa variable en ese momento.</text:p>
      <text:p text:style-name="Preformatted_20_Text"><text:span text:style-name="Source_20_Text">p = Perro()</text:span></text:p>
      <text:p text:style-name="P1"><text:span text:style-name="Source_20_Text">hacer_sonido(p)</text:span></text:p>
      <text:p text:style-name="Text_20_body">🟢 Aunque la función espera un <text:span text:style-name="Source_20_Text">Animal</text:span>, el objeto <text:span text:style-name="Strong_20_Emphasis">real</text:span> es un <text:span text:style-name="Source_20_Text">Perro</text:span>.</text:p>
      <text:p text:style-name="Horizontal_20_Line"/>
      <text:h text:style-name="Heading_20_2" text:outline-level="2">📊 Lo vemos claro con un ejemplo</text:h>
      <text:p text:style-name="Preformatted_20_Text"><text:span text:style-name="Source_20_Text">class Animal:</text:span></text:p>
      <text:p text:style-name="Preformatted_20_Text"><text:span text:style-name="Source_20_Text"><text:s text:c="4"/>def hablar(self):</text:span></text:p>
      <text:p text:style-name="Preformatted_20_Text"><text:span text:style-name="Source_20_Text"><text:s text:c="8"/>print("Sonido genérico")</text:span></text:p>
      <text:p text:style-name="Preformatted_20_Text"/>
      <text:p text:style-name="Preformatted_20_Text"><text:span text:style-name="Source_20_Text">class Perro(Animal):</text:span></text:p>
      <text:p text:style-name="Preformatted_20_Text"><text:span text:style-name="Source_20_Text"><text:s text:c="4"/>def hablar(self):</text:span></text:p>
      <text:p text:style-name="Preformatted_20_Text"><text:span text:style-name="Source_20_Text"><text:s text:c="8"/>print("El perro ladra")</text:span></text:p>
      <text:p text:style-name="Preformatted_20_Text"/>
      <text:p text:style-name="Preformatted_20_Text"><text:span text:style-name="Source_20_Text">def hacer_hablar(animal: Animal):</text:span></text:p>
      <text:p text:style-name="Preformatted_20_Text"><text:span text:style-name="Source_20_Text"><text:s text:c="4"/>print("Tipo declarado:", type_hint(animal)) <text:s text:c="2"/># Tipo declarado (fingido)</text:span></text:p>
      <text:p text:style-name="Preformatted_20_Text"><text:span text:style-name="Source_20_Text"><text:s text:c="4"/>print("Tipo real:", type(animal)) <text:s text:c="12"/># Tipo real (verdadero)</text:span></text:p>
      <text:p text:style-name="P1"><text:span text:style-name="Source_20_Text"><text:s text:c="4"/>animal.hablar()</text:span></text:p>
      <text:h text:style-name="Heading_20_3" text:outline-level="3">Usás esto:</text:h>
      <text:p text:style-name="Preformatted_20_Text"><text:span text:style-name="Source_20_Text">p = Perro()</text:span></text:p>
      <text:p text:style-name="P1"><text:span text:style-name="Source_20_Text">hacer_hablar(p)</text:span></text:p>
      <text:h text:style-name="Heading_20_3" text:outline-level="3"><text:soft-page-break/>Te muestra:</text:h>
      <text:p text:style-name="Preformatted_20_Text"><text:span text:style-name="Source_20_Text">Tipo declarado: Animal <text:s/>← (porque eso dice la función)</text:span></text:p>
      <text:p text:style-name="Preformatted_20_Text"><text:span text:style-name="Source_20_Text">Tipo real: &lt;class '__main__.Perro'&gt; <text:s/>← (porque eso es el objeto real)</text:span></text:p>
      <text:p text:style-name="P1"><text:span text:style-name="Source_20_Text">El perro ladra</text:span></text:p>
      <text:p text:style-name="Horizontal_20_Line"/>
      <text:h text:style-name="Heading_20_2" text:outline-level="2">🧪 Conclusión cortita</text:h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Concepto</text:p>
            </table:table-cell>
            <table:table-cell table:style-name="Tabla1.A1" office:value-type="string">
              <text:p text:style-name="Table_20_Heading">¿Qué es?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Tipo declarado</text:span></text:p>
          </table:table-cell>
          <table:table-cell table:style-name="Tabla1.A1" office:value-type="string">
            <text:p text:style-name="Table_20_Contents">Lo que vos escribís como tipo (pista para el editor / IDE)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Tipo real</text:span></text:p>
          </table:table-cell>
          <table:table-cell table:style-name="Tabla1.A1" office:value-type="string">
            <text:p text:style-name="Table_20_Contents">El tipo verdadero del objeto en memoria</text:p>
          </table:table-cell>
        </table:table-row>
      </table:table>
      <text:p text:style-name="Horizontal_20_Line"/>
      <text:h text:style-name="Heading_20_2" text:outline-level="2">🛠️ Bonus: ¿Para qué sirve saber esto?</text:h>
      <text:list text:style-name="L1">
        <text:list-item>
          <text:p text:style-name="P2">Para entender bien <text:span text:style-name="Strong_20_Emphasis">herencia y polimorfismo</text:span>.</text:p>
        </text:list-item>
        <text:list-item>
          <text:p text:style-name="P2">Para evitar errores cuando usás anotaciones de tipo.</text:p>
        </text:list-item>
        <text:list-item>
          <text:p text:style-name="P2">Para debugear con más claridad (sabés si algo no es lo que parece).</text:p>
        </text:list-item>
      </text:list>
      <text:p text:style-name="Horizontal_20_Line"/>
      <text:p text:style-name="Text_20_body">¿Querés que te pase un mini ejercicio para que practiques y veas los tipos en acción con <text:span text:style-name="Source_20_Text">isinstance</text:span> o con funciones dinámicas?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19:31:02.566507661</meta:creation-date>
    <dc:date>2025-05-05T19:31:44.231805216</dc:date>
    <meta:editing-duration>PT42S</meta:editing-duration>
    <meta:editing-cycles>1</meta:editing-cycles>
    <meta:document-statistic meta:table-count="1" meta:image-count="0" meta:object-count="0" meta:page-count="2" meta:paragraph-count="44" meta:word-count="292" meta:character-count="1786" meta:non-whitespace-character-count="1485"/>
    <meta:generator>LibreOffice/24.2.7.2$Linux_X86_64 LibreOffice_project/420$Build-2</meta:generator>
  </office:meta>
</office:document-meta>
</file>